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officeooo:paragraph-rsid="00037bba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Torre de Belém: Um Ícone Histórico nas Margens do Tejo</text:span></text:p>
      <text:p text:style-name="P2"><text:span text:style-name="Strong_20_Emphasis"><text:span text:style-name="T1"/></text:span></text:p>
      <text:p text:style-name="P2">A Torre de Belém, em Lisboa, é um marco arquitetónico que combina os estilos manuelino e mourisco. Erguida no século XVI, teve um papel crucial na defesa das rotas marítimas portuguesas durante os Descobrimentos. Reconhecida como Património Mundial da UNESCO em 1983, é um símbolo duradouro da exploração, inovação e intercâmbio cultural da época. Uma visita à torre é uma viagem no tempo, proporcionando aos visitantes uma experiência inspiradora e uma maior apreciação da história de Portugal e do património cultural da humanidad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0:14:37.673353686</meta:creation-date>
    <dc:date>2024-04-12T10:39:35.361287507</dc:date>
    <meta:editing-duration>PT24M58S</meta:editing-duration>
    <meta:editing-cycles>1</meta:editing-cycles>
    <meta:document-statistic meta:table-count="0" meta:image-count="0" meta:object-count="0" meta:page-count="1" meta:paragraph-count="2" meta:word-count="93" meta:character-count="588" meta:non-whitespace-character-count="497"/>
    <meta:generator>LibreOffice/7.4.7.2$Linux_X86_64 LibreOffice_project/40$Build-2</meta:generator>
  </office:meta>
</office:document-meta>
</file>